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normal" officeooo:rsid="001715ef" officeooo:paragraph-rsid="001ed74c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normal" officeooo:rsid="000dcd42" officeooo:paragraph-rsid="001ed74c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1715ef" officeooo:paragraph-rsid="00203c1a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20d067" officeooo:paragraph-rsid="0020d067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dcd42" officeooo:paragraph-rsid="00203c1a" style:font-size-asian="14pt" style:font-weight-asian="normal" style:font-size-complex="14pt" style:font-weight-complex="normal"/>
    </style:style>
    <style:style style:name="T1" style:family="text">
      <style:text-properties officeooo:rsid="001ed74c"/>
    </style:style>
    <style:style style:name="T2" style:family="text">
      <style:text-properties officeooo:rsid="000e802f"/>
    </style:style>
    <style:style style:name="T3" style:family="text">
      <style:text-properties fo:font-weight="normal" officeooo:rsid="001715ef" style:font-weight-asian="normal" style:font-weight-complex="normal"/>
    </style:style>
    <style:style style:name="T4" style:family="text">
      <style:text-properties fo:font-weight="normal" officeooo:rsid="00221c8a" style:font-weight-asian="normal" style:font-weight-complex="normal"/>
    </style:style>
    <style:style style:name="T5" style:family="text">
      <style:text-properties fo:font-weight="normal" officeooo:rsid="0017492b" style:font-weight-asian="normal" style:font-weight-complex="normal"/>
    </style:style>
    <style:style style:name="T6" style:family="text">
      <style:text-properties fo:font-weight="normal" officeooo:rsid="000e802f" style:font-weight-asian="normal" style:font-weight-complex="normal"/>
    </style:style>
    <style:style style:name="T7" style:family="text">
      <style:text-properties fo:font-weight="normal" officeooo:rsid="00175c88" style:font-weight-asian="normal" style:font-weight-complex="normal"/>
    </style:style>
    <style:style style:name="T8" style:family="text">
      <style:text-properties fo:font-weight="normal" officeooo:rsid="00193620" style:font-weight-asian="normal" style:font-weight-complex="normal"/>
    </style:style>
    <style:style style:name="T9" style:family="text">
      <style:text-properties fo:font-weight="normal" officeooo:rsid="001756ff" style:font-weight-asian="normal" style:font-weight-complex="normal"/>
    </style:style>
    <style:style style:name="T10" style:family="text">
      <style:text-properties fo:font-weight="normal" officeooo:rsid="000db851" style:font-weight-asian="normal" style:font-weight-complex="normal"/>
    </style:style>
    <style:style style:name="T11" style:family="text">
      <style:text-properties fo:font-size="14pt" fo:font-weight="normal" officeooo:rsid="000dcd42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reetings</text:span><text:span text:style-name="T2">,</text:span></text:p>
      <text:p text:style-name="P2"><text:span text:style-name="Strong_20_Emphasis"><text:span text:style-name="T3"/></text:span></text:p>
      <text:p text:style-name="P2"><text:span text:style-name="Strong_20_Emphasis"><text:span text:style-name="T3">I am building a website with </text:span></text:span><text:span text:style-name="Strong_20_Emphasis"><text:span text:style-name="T4">the</text:span></text:span><text:span text:style-name="Strong_20_Emphasis"><text:span text:style-name="T3"> goal of giving Kids </text:span></text:span><text:span text:style-name="Strong_20_Emphasis"><text:span text:style-name="T5">and others </text:span></text:span><text:span text:style-name="Strong_20_Emphasis"><text:span text:style-name="T3">the ability to practice working with AI</text:span></text:span><text:span text:style-name="Strong_20_Emphasis"><text:span text:style-name="T6">, and gain computer literacy</text:span></text:span><text:span text:style-name="Strong_20_Emphasis"><text:span text:style-name="T5"> doing exercises</text:span></text:span><text:span text:style-name="Strong_20_Emphasis"><text:span text:style-name="T7"> </text:span></text:span><text:span text:style-name="Strong_20_Emphasis"><text:span text:style-name="T8">to gain skills </text:span></text:span><text:span text:style-name="Strong_20_Emphasis"><text:span text:style-name="T6">needed </text:span></text:span><text:span text:style-name="Strong_20_Emphasis"><text:span text:style-name="T8">for future work</text:span></text:span><text:span text:style-name="Strong_20_Emphasis"><text:span text:style-name="T3">.</text:span></text:span><text:span text:style-name="Strong_20_Emphasis"><text:span text:style-name="T5"> </text:span></text:span><text:span text:style-name="Strong_20_Emphasis"><text:span text:style-name="T3">Th</text:span></text:span><text:span text:style-name="Strong_20_Emphasis"><text:span text:style-name="T6">is</text:span></text:span><text:span text:style-name="Strong_20_Emphasis"><text:span text:style-name="T3"> is </text:span></text:span><text:span text:style-name="Strong_20_Emphasis"><text:span text:style-name="T6">an open site, no</text:span></text:span><text:span text:style-name="Strong_20_Emphasis"><text:span text:style-name="T3"> information </text:span></text:span><text:span text:style-name="Strong_20_Emphasis"><text:span text:style-name="T6">is </text:span></text:span><text:span text:style-name="Strong_20_Emphasis"><text:span text:style-name="T3">needed to access the site, no advertising. It is free and anonymous.</text:span></text:span><text:span text:style-name="Strong_20_Emphasis"><text:span text:style-name="T6"> The page - /NmJobs.html shows the difficulty NM will face in the next 5 years.</text:span></text:span></text:p>
      <text:p text:style-name="P2"><text:span text:style-name="Strong_20_Emphasis"><text:span text:style-name="T6"/></text:span></text:p>
      <text:p text:style-name="P2"><text:span text:style-name="Strong_20_Emphasis"><text:span text:style-name="T6">fedoralinuxlab.org</text:span></text:span></text:p>
      <text:p text:style-name="P2"><text:span text:style-name="Strong_20_Emphasis"><text:span text:style-name="T9"/></text:span></text:p>
      <text:p text:style-name="P2"><text:span text:style-name="Strong_20_Emphasis"><text:span text:style-name="T9">Timothy Payne</text:span></text:span></text:p>
      <text:p text:style-name="P2"><text:span text:style-name="Strong_20_Emphasis"><text:span text:style-name="T10">TimothyPayne@fedoralinuxlab.org</text:span></text:span></text:p>
      <text:p text:style-name="P2"><text:span text:style-name="Strong_20_Emphasis"><text:span text:style-name="T11"/></text:span></text:p>
      <text:p text:style-name="P3"/>
      <text:p text:style-name="P4">-<text:tab/><text:tab/><text:tab/><text:tab/><text:tab/><text:tab/><text:tab/><text:tab/><text:tab/><text:tab/><text:tab/><text:tab/><text:tab/><text:tab/> <text:s text:c="10"/>-</text:p>
      <text:p text:style-name="P3"/>
      <text:p text:style-name="P3"/>
      <text:p text:style-name="P3"><text:span text:style-name="T1">Greetings</text:span><text:span text:style-name="T2">,</text:span></text:p>
      <text:p text:style-name="P5"><text:span text:style-name="Strong_20_Emphasis"><text:span text:style-name="T3"/></text:span></text:p>
      <text:p text:style-name="P5"><text:span text:style-name="Strong_20_Emphasis"><text:span text:style-name="T3">I am building a website with </text:span></text:span><text:span text:style-name="Strong_20_Emphasis"><text:span text:style-name="T4">the</text:span></text:span><text:span text:style-name="Strong_20_Emphasis"><text:span text:style-name="T3"> goal of giving Kids </text:span></text:span><text:span text:style-name="Strong_20_Emphasis"><text:span text:style-name="T5">and others </text:span></text:span><text:span text:style-name="Strong_20_Emphasis"><text:span text:style-name="T3">the ability to practice working with AI</text:span></text:span><text:span text:style-name="Strong_20_Emphasis"><text:span text:style-name="T6">, and gain computer literacy</text:span></text:span><text:span text:style-name="Strong_20_Emphasis"><text:span text:style-name="T5"> doing exercises</text:span></text:span><text:span text:style-name="Strong_20_Emphasis"><text:span text:style-name="T7"> </text:span></text:span><text:span text:style-name="Strong_20_Emphasis"><text:span text:style-name="T8">to gain skills </text:span></text:span><text:span text:style-name="Strong_20_Emphasis"><text:span text:style-name="T6">needed </text:span></text:span><text:span text:style-name="Strong_20_Emphasis"><text:span text:style-name="T8">for future work</text:span></text:span><text:span text:style-name="Strong_20_Emphasis"><text:span text:style-name="T3">.</text:span></text:span><text:span text:style-name="Strong_20_Emphasis"><text:span text:style-name="T5"> </text:span></text:span><text:span text:style-name="Strong_20_Emphasis"><text:span text:style-name="T3">Th</text:span></text:span><text:span text:style-name="Strong_20_Emphasis"><text:span text:style-name="T6">is</text:span></text:span><text:span text:style-name="Strong_20_Emphasis"><text:span text:style-name="T3"> is </text:span></text:span><text:span text:style-name="Strong_20_Emphasis"><text:span text:style-name="T6">an open site, no</text:span></text:span><text:span text:style-name="Strong_20_Emphasis"><text:span text:style-name="T3"> information </text:span></text:span><text:span text:style-name="Strong_20_Emphasis"><text:span text:style-name="T6">is </text:span></text:span><text:span text:style-name="Strong_20_Emphasis"><text:span text:style-name="T3">needed to access the site, no advertising. It is free and anonymous.</text:span></text:span><text:span text:style-name="Strong_20_Emphasis"><text:span text:style-name="T6"> The page - /NmJobs.html shows the difficulty NM will face in the next 5 years.</text:span></text:span></text:p>
      <text:p text:style-name="P5"><text:span text:style-name="Strong_20_Emphasis"><text:span text:style-name="T6"/></text:span></text:p>
      <text:p text:style-name="P5"><text:span text:style-name="Strong_20_Emphasis"><text:span text:style-name="T6">fedoralinuxlab.org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>Timothy Payne</text:span></text:span></text:p>
      <text:p text:style-name="P5"><text:span text:style-name="Strong_20_Emphasis"><text:span text:style-name="T10">TimothyPayne@fedoralinuxlab.org</text:span></text:span></text:p>
      <text:p text:style-name="P5"><text:span text:style-name="Strong_20_Emphasis"><text:span text:style-name="T10"/></text:span></text:p>
      <text:p text:style-name="P5"><text:span text:style-name="Strong_20_Emphasis"><text:span text:style-name="T10"/></text:span></text:p>
      <text:p text:style-name="P4">-<text:tab/><text:tab/><text:tab/><text:tab/><text:tab/><text:tab/><text:tab/><text:tab/><text:tab/><text:tab/><text:tab/><text:tab/><text:tab/><text:tab/> <text:s text:c="10"/>-</text:p>
      <text:p text:style-name="P3"/>
      <text:p text:style-name="P3"/>
      <text:p text:style-name="P3"><text:span text:style-name="T1">Greetings</text:span><text:span text:style-name="T2">,</text:span></text:p>
      <text:p text:style-name="P5"><text:span text:style-name="Strong_20_Emphasis"><text:span text:style-name="T3"/></text:span></text:p>
      <text:p text:style-name="P5"><text:span text:style-name="Strong_20_Emphasis"><text:span text:style-name="T3">I am building a website with </text:span></text:span><text:span text:style-name="Strong_20_Emphasis"><text:span text:style-name="T4">the</text:span></text:span><text:span text:style-name="Strong_20_Emphasis"><text:span text:style-name="T3"> goal of giving Kids </text:span></text:span><text:span text:style-name="Strong_20_Emphasis"><text:span text:style-name="T5">and others </text:span></text:span><text:span text:style-name="Strong_20_Emphasis"><text:span text:style-name="T3">the ability to practice working with AI</text:span></text:span><text:span text:style-name="Strong_20_Emphasis"><text:span text:style-name="T6">, and gain computer literacy</text:span></text:span><text:span text:style-name="Strong_20_Emphasis"><text:span text:style-name="T5"> doing exercises</text:span></text:span><text:span text:style-name="Strong_20_Emphasis"><text:span text:style-name="T7"> </text:span></text:span><text:span text:style-name="Strong_20_Emphasis"><text:span text:style-name="T8">to gain skills </text:span></text:span><text:span text:style-name="Strong_20_Emphasis"><text:span text:style-name="T6">needed </text:span></text:span><text:span text:style-name="Strong_20_Emphasis"><text:span text:style-name="T8">for future work</text:span></text:span><text:span text:style-name="Strong_20_Emphasis"><text:span text:style-name="T3">.</text:span></text:span><text:span text:style-name="Strong_20_Emphasis"><text:span text:style-name="T5"> </text:span></text:span><text:span text:style-name="Strong_20_Emphasis"><text:span text:style-name="T3">Th</text:span></text:span><text:span text:style-name="Strong_20_Emphasis"><text:span text:style-name="T6">is</text:span></text:span><text:span text:style-name="Strong_20_Emphasis"><text:span text:style-name="T3"> is </text:span></text:span><text:span text:style-name="Strong_20_Emphasis"><text:span text:style-name="T6">an open site, no</text:span></text:span><text:span text:style-name="Strong_20_Emphasis"><text:span text:style-name="T3"> information </text:span></text:span><text:span text:style-name="Strong_20_Emphasis"><text:span text:style-name="T6">is </text:span></text:span><text:span text:style-name="Strong_20_Emphasis"><text:span text:style-name="T3">needed to access the site, no advertising. It is free and anonymous.</text:span></text:span><text:span text:style-name="Strong_20_Emphasis"><text:span text:style-name="T6"> The page - /NmJobs.html shows the difficulty NM will face in the next 5 years.</text:span></text:span></text:p>
      <text:p text:style-name="P5"><text:span text:style-name="Strong_20_Emphasis"><text:span text:style-name="T6"/></text:span></text:p>
      <text:p text:style-name="P5"><text:span text:style-name="Strong_20_Emphasis"><text:span text:style-name="T6">fedoralinuxlab.org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>Timothy Payne</text:span></text:span></text:p>
      <text:p text:style-name="P5"><text:span text:style-name="Strong_20_Emphasis"><text:span text:style-name="T10">TimothyPayne@fedoralinuxlab.org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5T10:27:05.358755412</meta:creation-date>
    <meta:editing-duration>PT6H24M53S</meta:editing-duration>
    <meta:editing-cycles>23</meta:editing-cycles>
    <meta:generator>LibreOffice/25.8.3.2$Linux_X86_64 LibreOffice_project/580$Build-2</meta:generator>
    <dc:title>Blank Half Inch Margin</dc:title>
    <dc:date>2025-12-16T10:59:56.308501455</dc:date>
    <meta:print-date>2025-12-16T02:59:23.929181947</meta:print-date>
    <meta:document-statistic meta:table-count="0" meta:image-count="0" meta:object-count="0" meta:page-count="1" meta:paragraph-count="17" meta:word-count="223" meta:character-count="1392" meta:non-whitespace-character-count="1138"/>
    <meta:template xlink:type="simple" xlink:actuate="onRequest" xlink:title="Blank Half Inch Margin" xlink:href="../../../Templates/Blank%20Half%20Inch%20Margin.ott" meta:date="2025-12-15T10:27:05.105182512"/>
  </office:meta>
</office:document-meta>
</file>